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Table1" style:family="table">
      <style:table-properties style:width="6.6486in" fo:margin-left="0.0035in" fo:margin-top="0in" fo:margin-bottom="0in" table:align="left" style:writing-mode="lr-tb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0083in"/>
    </style:style>
    <style:style style:name="Table1.C" style:family="table-column">
      <style:table-column-properties style:column-width="1.0819in"/>
    </style:style>
    <style:style style:name="Table1.E" style:family="table-column">
      <style:table-column-properties style:column-width="1.0826in"/>
    </style:style>
    <style:style style:name="Table1.F" style:family="table-column">
      <style:table-column-properties style:column-width="1.0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a17ca" officeooo:paragraph-rsid="000a17ca" style:letter-kerning="false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a17ca" officeooo:paragraph-rsid="000a17ca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bcf0b" officeooo:paragraph-rsid="000bcf0b" style:letter-kerning="false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d6ef3" officeooo:paragraph-rsid="000d6ef3" style:letter-kerning="false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d6ef3" officeooo:paragraph-rsid="000d6ef3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2" style:family="paragraph" style:parent-style-name="Text_20_body">
      <style:text-properties officeooo:rsid="00083a1a" officeooo:paragraph-rsid="00083a1a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083a1a" officeooo:paragraph-rsid="00083a1a" style:font-weight-asian="bold" style:font-weight-complex="bold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d7e54" officeooo:paragraph-rsid="000d7e54" style:letter-kerning="false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d7e54" officeooo:paragraph-rsid="000d7e54" style:letter-kerning="false" style:font-size-asian="12pt" style:language-asian="en" style:country-asian="US" style:font-size-complex="12pt" style:language-complex="ar" style:country-complex="SA"/>
    </style:style>
    <style:style style:name="T1" style:family="text">
      <style:text-properties officeooo:rsid="00083a1a"/>
    </style:style>
    <style:style style:name="T2" style:family="text">
      <style:text-properties officeooo:rsid="000d7e54"/>
    </style:style>
    <style:style style:name="T3" style:family="text">
      <style:text-properties officeooo:rsid="000d7e54" style:font-name-asian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arski Paul</text:p>
      <text:p text:style-name="P12">Sok Chanattan</text:p>
      <text:p text:style-name="P12">LU2IN013</text:p>
      <text:p text:style-name="P12"/>
      <text:p text:style-name="P13">Product Backlog 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Estimation de la taille</text:p>
          </table:table-cell>
          <table:table-cell table:style-name="Table1.A1" office:value-type="string">
            <text:p text:style-name="P1">Estimation de la priorité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</text:p>
          </table:table-cell>
          <table:table-cell table:style-name="Table1.A1" office:value-type="string">
            <text:p text:style-name="P1">Terminé</text:p>
          </table:table-cell>
        </table:table-row>
        <table:table-row table:style-name="Table1.1">
          <table:table-cell table:style-name="Table1.A1" office:value-type="string">
            <text:p text:style-name="P1">L’utilisateur veut voir le monde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X</text:p>
          </table:table-cell>
        </table:table-row>
        <table:table-row table:style-name="Table1.1">
          <table:table-cell table:style-name="Table1.A1" office:value-type="string">
            <text:p text:style-name="P1">L’utilisateur veut pouvoir se déplacer dans le mond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X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.</text:p>
          </table:table-cell>
          <table:table-cell table:style-name="Table1.A1" office:value-type="string">
            <text:p text:style-name="P14">3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4">X</text:p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<text:span text:style-name="T2">d</text:span>u paysage</text:p>
          </table:table-cell>
          <table:table-cell table:style-name="Table1.A1" office:value-type="string">
            <text:p text:style-name="P14">4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15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">L’utilisateur veut voir des agents à comportements et apparences différents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14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">L’utilisateur veut pouvoir <text:soft-page-break/>invoquer des entité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14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">L’utilisateur veut voir un volcan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14">X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">L’utilisateur veut voir de la météo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14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">L’utilisateur veut <text:span text:style-name="T3">que les agents mangent</text:span>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14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">L’utilisateur veut voir Godzilla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1<text:span text:style-name="T1">4</text:span></text:p>
          </table:table-cell>
          <table:table-cell table:style-name="Table1.A1" office:value-type="string">
            <text:p text:style-name="P14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2" office:value-type="string">
            <text:p text:style-name="P3">L’utilisateur veut voir des fleurs dynamiques</text:p>
          </table:table-cell>
          <table:table-cell table:style-name="Table1.A12" office:value-type="string">
            <text:p text:style-name="P4">30</text:p>
          </table:table-cell>
          <table:table-cell table:style-name="Table1.A12" office:value-type="string">
            <text:p text:style-name="P4">11</text:p>
          </table:table-cell>
          <table:table-cell table:style-name="Table1.A12" office:value-type="string">
            <text:p text:style-name="P14">X</text:p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10"/>
          </table:table-cell>
        </table:table-row>
        <table:table-row table:style-name="Table1.1">
          <table:table-cell table:style-name="Table1.A12" office:value-type="string">
            <text:p text:style-name="P3">L’utilisateur veut voir une génération de terrain aléatoire</text:p>
          </table:table-cell>
          <table:table-cell table:style-name="Table1.A12" office:value-type="string">
            <text:p text:style-name="P4">20</text:p>
          </table:table-cell>
          <table:table-cell table:style-name="Table1.A12" office:value-type="string">
            <text:p text:style-name="P4">5</text:p>
          </table:table-cell>
          <table:table-cell table:style-name="Table1.A12" office:value-type="string">
            <text:p text:style-name="P14">X</text:p>
          </table:table-cell>
          <table:table-cell table:style-name="Table1.A12" office:value-type="string">
            <text:p text:style-name="P9"/>
          </table:table-cell>
          <table:table-cell table:style-name="Table1.A12" office:value-type="string">
            <text:p text:style-name="P10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es agents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3</text:p>
          </table:table-cell>
          <table:table-cell table:style-name="Table1.A12" office:value-type="string">
            <text:p text:style-name="P14">X</text:p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10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’environnement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2</text:p>
          </table:table-cell>
          <table:table-cell table:style-name="Table1.A12" office:value-type="string">
            <text:p text:style-name="P14">X</text:p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ul Jarski</meta:initial-creator>
    <meta:editing-cycles>6</meta:editing-cycles>
    <meta:creation-date>2022-02-17T10:42:00</meta:creation-date>
    <dc:date>2022-04-14T01:59:08.733209340</dc:date>
    <meta:editing-duration>PT1H9M40S</meta:editing-duration>
    <meta:generator>LibreOffice/7.2.2.2$MacOSX_X86_64 LibreOffice_project/02b2acce88a210515b4a5bb2e46cbfb63fe97d56</meta:generator>
    <meta:document-statistic meta:table-count="1" meta:image-count="0" meta:object-count="0" meta:page-count="2" meta:paragraph-count="66" meta:word-count="153" meta:character-count="842" meta:non-whitespace-character-count="755"/>
    <meta:user-defined meta:name="AppVersion">16.0000</meta:user-defined>
    <meta:template xlink:type="simple" xlink:actuate="onRequest" xlink:title="Normal.dotm" xlink:href=""/>
  </office:meta>
</office:document-meta>
</file>